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Micro Hei1" svg:font-family="'WenQuanYi Micro Hei'" style:font-family-generic="modern" style:font-pitch="fixed"/>
    <style:font-face style:name="Droid Sans Mono1"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style:font-name="Liberation Serif" fo:font-size="12pt" style:font-size-asian="12pt" style:font-size-complex="12pt"/>
    </style:style>
    <style:style style:name="P2"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Droid Sans Mono" fo:font-size="10pt" fo:letter-spacing="normal" fo:font-style="normal" fo:font-weight="normal"/>
    </style:style>
    <style:style style:name="P3" style:family="paragraph" style:parent-style-name="Preformatted_20_Text">
      <style:paragraph-properties fo:margin-top="0cm" fo:margin-bottom="0cm" style:line-height-at-least="0.31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4" style:family="paragraph" style:parent-style-name="Preformatted_20_Text">
      <style:paragraph-properties fo:margin-top="0cm" fo:margin-bottom="0cm" style:line-height-at-least="0.318cm" fo:orphans="2" fo:widows="2" fo:padding="0cm" fo:border="none"/>
      <style:text-properties fo:font-variant="normal" fo:text-transform="none" fo:color="#000000" fo:letter-spacing="normal"/>
    </style:style>
    <style:style style:name="P5" style:family="paragraph" style:parent-style-name="Preformatted_20_Text">
      <style:paragraph-properties fo:margin-top="0cm" fo:margin-bottom="0cm" style:line-height-at-least="0.318cm" fo:orphans="2" fo:widows="2" fo:padding="0cm" fo:border="none"/>
      <style:text-properties fo:font-variant="normal" fo:text-transform="none" fo:color="#c5060b" style:font-name="Droid Sans Mono" fo:font-size="10pt" fo:letter-spacing="normal" fo:font-style="normal" fo:font-weight="normal"/>
    </style:style>
    <style:style style:name="P6" style:family="paragraph" style:parent-style-name="Preformatted_20_Text">
      <style:paragraph-properties fo:margin-top="0cm" fo:margin-bottom="0cm" style:line-height-at-least="0.318cm" fo:orphans="2" fo:widows="2" fo:padding="0cm" fo:border="none"/>
      <style:text-properties fo:font-variant="normal" fo:text-transform="none" fo:color="#0000ff" style:font-name="Droid Sans Mono" fo:font-size="10pt" fo:letter-spacing="normal" fo:font-style="normal" fo:font-weight="normal"/>
    </style:style>
    <style:style style:name="P7" style:family="paragraph" style:parent-style-name="Standard">
      <style:text-properties fo:color="#000000" style:font-name="Liberation Serif" fo:font-size="12pt" style:font-size-asian="12pt" style:font-size-complex="12pt"/>
    </style:style>
    <style:style style:name="P8" style:family="paragraph" style:parent-style-name="Standard">
      <style:text-properties fo:font-variant="normal" fo:text-transform="none" fo:color="#0000ff" style:font-name="Droid Sans Mono" fo:font-size="10pt" fo:letter-spacing="normal" fo:font-style="normal" fo:font-weight="normal"/>
    </style:style>
    <style:style style:name="P9"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style:font-name="Droid Sans Mono1" fo:font-size="10pt" fo:letter-spacing="normal" fo:font-style="normal" fo:font-weight="normal" style:font-size-asian="10pt" style:font-size-complex="10pt"/>
    </style:style>
    <style:style style:name="P11" style:family="paragraph" style:parent-style-name="Preformatted_20_Text">
      <style:text-properties fo:font-variant="normal" fo:text-transform="none" fo:color="#0000ff" style:font-name="Droid Sans Mono" fo:font-size="10pt" fo:letter-spacing="normal" fo:font-style="normal" fo:font-weight="normal" style:font-size-asian="12pt" style:font-size-complex="12pt"/>
    </style:style>
    <style:style style:name="P12" style:family="paragraph" style:parent-style-name="Preformatted_20_Text">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style:style>
    <style:style style:name="P14" style:family="paragraph" style:parent-style-name="Heading_20_4">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Heading_20_4">
      <style:paragraph-properties fo:break-before="page"/>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Standard" style:list-style-name="L1"/>
    <style:style style:name="P17"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8" style:family="paragraph" style:parent-style-name="Standard" style:list-style-name="L1">
      <style:text-properties fo:font-variant="normal" fo:text-transform="none" fo:color="#000000" style:font-name="Liberation Serif" fo:font-size="12pt" fo:letter-spacing="normal" fo:font-style="normal" fo:font-weight="normal" style:font-size-asian="12pt" style:font-size-complex="12pt"/>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2">
      <style:paragraph-properties fo:margin-top="0cm" fo:margin-bottom="0cm"/>
    </style:style>
    <style:style style:name="T1" style:family="text">
      <style:text-properties fo:font-variant="normal" fo:text-transform="none" fo:color="#0000ff" style:font-name="Droid Sans Mono" fo:font-size="10pt" fo:letter-spacing="normal" fo:font-style="normal" fo:font-weight="normal"/>
    </style:style>
    <style:style style:name="T2" style:family="text">
      <style:text-properties fo:font-variant="normal" fo:text-transform="none" fo:color="#0000ff" fo:font-size="10pt"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bold"/>
    </style:style>
    <style:style style:name="T5" style:family="text">
      <style:text-properties fo:font-variant="normal" fo:text-transform="none" fo:letter-spacing="normal" fo:font-style="italic" fo:font-weight="normal" style:font-style-asian="italic" style:font-style-complex="italic"/>
    </style:style>
    <style:style style:name="T6" style:family="text">
      <style:text-properties fo:font-variant="normal" fo:text-transform="none" fo:letter-spacing="normal" fo:language="fr" fo:country="FR"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1" style:family="text">
      <style:text-properties fo:font-variant="normal" fo:text-transform="none" fo:color="#000000" style:font-name="Liberation Serif"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000000" style:font-name="Droid Sans Mono1"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color="#000000" style:font-name="Droid Sans Mono1" fo:font-size="10pt" fo:letter-spacing="normal" fo:font-style="normal" fo:font-weight="normal" style:font-size-asian="10pt" style:font-size-complex="10pt"/>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style:font-name="Liberation Serif" fo:font-size="12pt" fo:letter-spacing="normal" fo:font-style="normal" fo:font-weight="bold" style:font-size-asian="10.5pt" style:font-weight-asian="bold" style:font-size-complex="12pt" style:font-weight-complex="bold"/>
    </style:style>
    <style:style style:name="T17" style:family="text">
      <style:text-properties fo:font-variant="normal" fo:text-transform="none" style:font-name="Liberation Serif" fo:font-size="12pt" fo:letter-spacing="normal" fo:font-style="normal" fo:font-weight="normal" style:font-size-asian="10.5pt" style:font-weight-asian="normal" style:font-size-complex="12pt" style:font-weight-complex="normal"/>
    </style:style>
    <style:style style:name="T18" style:family="text">
      <style:text-properties fo:font-variant="normal" fo:text-transform="none" style:font-name="Droid Sans Mono1" fo:font-size="10pt" fo:letter-spacing="normal" fo:font-style="normal" fo:font-weight="bold" style:font-size-asian="10pt" style:font-weight-asian="bold" style:font-size-complex="10pt" style:font-weight-complex="bold"/>
    </style:style>
    <style:style style:name="T19" style:family="text">
      <style:text-properties style:font-name="Droid Sans Mono" fo:font-size="10pt" fo:font-style="normal" fo:font-weight="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fo:font-weight="bold" style:font-size-asian="10pt" style:font-weight-asian="bold" style:font-size-complex="10pt" style:font-weight-complex="bold"/>
    </style:style>
    <style:style style:name="T26" style:family="text">
      <style:text-properties style:font-name="Liberation Serif"/>
    </style:style>
    <style:style style:name="T27" style:family="text">
      <style:text-properties style:font-name="Liberation Serif" fo:font-style="italic" style:font-style-asian="italic" style:font-style-complex="italic"/>
    </style:style>
    <style:style style:name="T28" style:family="text">
      <style:text-properties style:font-name="Liberation Serif" fo:font-size="10pt" style:font-size-asian="10pt" style:font-size-complex="10pt"/>
    </style:style>
    <style:style style:name="T29" style:family="text">
      <style:text-properties style:font-name="Liberation Serif" fo:font-size="12pt" style:font-size-asian="12pt" style:font-size-complex="12pt"/>
    </style:style>
    <style:style style:name="T30" style:family="text">
      <style:text-properties style:font-name="Liberation Serif"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ject template</text:h>
      <text:p text:style-name="Standard"/>
      <text:p text:style-name="Standard">Permet de créer un template pour mettre en place un nouveau projet R. Project template installe automatiquement tous les fichiers nécessaire.</text:p>
      <text:p text:style-name="Standard">C'est un projet R accessible à <text:s/>http://projecttemplate.net/installing.html</text:p>
      <text:p text:style-name="Standard"/>
      <text:h text:style-name="Heading_20_2" text:outline-level="2">Installation</text:h>
      <text:p text:style-name="Standard"/>
      <text:p text:style-name="Standard">C'est un package de cran-r. On l'installe avec <text:span text:style-name="T1">install.packages("ProjectTemplate")</text:span></text:p>
      <text:p text:style-name="P8"/>
      <text:h text:style-name="Heading_20_2" text:outline-level="2">Utilisation</text:h>
      <text:p text:style-name="Preformatted_20_Text"><text:span text:style-name="Source_20_Text"><text:span text:style-name="T2">library('ProjectTemplate')</text:span></text:span></text:p>
      <text:p text:style-name="P13"><text:span text:style-name="Source_20_Text">create.project('nom_du_projet')</text:span></text:p>
      <text:p text:style-name="P9">La dernière instruction crée un dossier appelé <text:span text:style-name="Source_20_Text"><text:span text:style-name="T24">nom_du_projet</text:span></text:span> dans le répertoire de travail courant (getwd()). Ce dossier contient 15 sous-dossiers et fichiers:<text:line-break/></text:p>
      <text:list xml:id="list1510352950" text:style-name="L1">
        <text:list-item>
          <text:p text:style-name="P18"><text:span text:style-name="T21">cache</text:span><text:tab/>stocke les données dans une mémoire cache pour éviter de les recharger à chaque appel à la fonction load,project().<text:line-break/></text:p>
        </text:list-item>
        <text:list-item>
          <text:p text:style-name="P18"><text:span text:style-name="T21">config</text:span><text:tab/>contient les librairies du projet, les sources (fonctions perso) ainsi que les automatisme à activer ou non au démarrage.<text:line-break/></text:p>
        </text:list-item>
        <text:list-item>
          <text:p text:style-name="P18"><text:span text:style-name="T21">data</text:span><text:tab/>ProjectTemplate cherche dans les fichiers dans le répertoire <text:span text:style-name="Source_20_Text"><text:span text:style-name="T27">data</text:span></text:span> . Si un fichier a un nom du type <text:s/><text:span text:style-name="Source_20_Text"><text:span text:style-name="T26">NAME.EXTENSION</text:span></text:span> avec une extension connue comme <text:span text:style-name="Source_20_Text"><text:span text:style-name="T26">.csv</text:span></text:span> or <text:span text:style-name="Source_20_Text"><text:span text:style-name="T26">.sql</text:span></text:span>, ProjectTemplate <text:s/>charge automatiquement les données de ce fichier en mémoire. En général, les données chargées sont placées dans un un data frame appelé <text:span text:style-name="Source_20_Text"><text:span text:style-name="T26">NAME</text:span></text:span> au sein de l'environnement global de R. La liste des extensions reconnues est très importante (liste en annexe).<text:line-break/></text:p>
        </text:list-item>
        <text:list-item>
          <text:p text:style-name="P18">Diagnostics<text:line-break/></text:p>
        </text:list-item>
        <text:list-item>
          <text:p text:style-name="P18">doc<text:line-break/></text:p>
        </text:list-item>
        <text:list-item>
          <text:p text:style-name="P18"><text:span text:style-name="T21">graphs</text:span><text:tab/><text:tab/>contient les graphiques générés par l'analyse.<text:line-break/></text:p>
        </text:list-item>
        <text:list-item>
          <text:p text:style-name="P18">Lib<text:line-break/></text:p>
        </text:list-item>
        <text:list-item>
          <text:p text:style-name="P18">logs<text:line-break/></text:p>
        </text:list-item>
        <text:list-item>
          <text:p text:style-name="P18"><text:span text:style-name="T21">munge</text:span><text:tab/><text:tab/>contient toutes les instructions nécessaires au prétraitement et nettoyage des données.<text:line-break/></text:p>
        </text:list-item>
        <text:list-item>
          <text:p text:style-name="P18">Profiling<text:line-break/></text:p>
        </text:list-item>
        <text:list-item>
          <text:p text:style-name="P18">README<text:line-break/></text:p>
        </text:list-item>
        <text:list-item>
          <text:p text:style-name="P18"><text:soft-page-break/><text:span text:style-name="T21">reports</text:span><text:tab/><text:tab/>contient les commentaires que l'on fait après que les données ait été analysées par <text:span text:style-name="T22">src</text:span>. Le contenu de reports est ce qui figurera dans le rapport final.<text:line-break/></text:p>
        </text:list-item>
        <text:list-item>
          <text:p text:style-name="P16"><text:span text:style-name="T8">src</text:span><text:span text:style-name="T7"><text:tab/>contient les instructions pour effectuer les analyses à partir des données nettoyées. Par convention, ces instructions sont stockées dans le fichier </text:span><text:span text:style-name="Source_20_Text"><text:span text:style-name="T15">src/generate_plots.R</text:span></text:span><text:span text:style-name="T7"> . <text:s/>Les 2 premières lignes du fichier sont : </text:span><text:span text:style-name="Source_20_Text"><text:span text:style-name="T15">library('ProjectTemplate')</text:span></text:span><text:span text:style-name="Source_20_Text"><text:span text:style-name="T11"> et </text:span></text:span><text:span text:style-name="Source_20_Text"><text:span text:style-name="T25">load.project()</text:span></text:span><text:span text:style-name="Source_20_Text"><text:span text:style-name="T30">.</text:span></text:span></text:p>
          <text:p text:style-name="P16"><text:span text:style-name="T7">Contient également les instructions pour créer des graphiques mais dans ce cas, le résultat final sera stocké dans le répertoire </text:span><text:span text:style-name="T10">graphs</text:span><text:span text:style-name="T7">. Ex : <text:line-break/></text:span><text:span text:style-name="Source_20_Text"><text:span text:style-name="T23">plot1 &lt;- ggplot(first.letter.counts, aes(x = V1)) + geom_density()</text:span></text:span></text:p>
        </text:list-item>
      </text:list>
      <text:p text:style-name="P13"><text:span text:style-name="Source_20_Text"><text:span text:style-name="T23"><text:s text:c="4"/><text:tab/>ggsave(file.path('graphs', 'plot1.pdf'))<text:line-break/></text:span></text:span><text:span text:style-name="Source_20_Text"><text:span text:style-name="T28"><text:tab/></text:span></text:span><text:span text:style-name="Source_20_Text"><text:span text:style-name="T29">La seconde instruction sauvegarde le résultat dans </text:span></text:span><text:span text:style-name="Source_20_Text"><text:span text:style-name="T7">le répertoire </text:span></text:span><text:span text:style-name="Source_20_Text"><text:span text:style-name="T10">graphs</text:span></text:span><text:span text:style-name="Source_20_Text"><text:span text:style-name="T7">.<text:line-break/><text:tab/>Pour lancer l'analyse : </text:span></text:span><text:span text:style-name="Source_20_Text"><text:span text:style-name="T14"><text:s/></text:span></text:span><text:span text:style-name="Source_20_Text"><text:span text:style-name="T15">source('src/generate_plots.R')</text:span></text:span><text:span text:style-name="T7"><text:line-break/></text:span></text:p>
      <text:list xml:id="list944425533" text:continue-numbering="true" text:style-name="L1">
        <text:list-item>
          <text:p text:style-name="P18">tests</text:p>
          <text:p text:style-name="P18"/>
        </text:list-item>
        <text:list-item>
          <text:p text:style-name="P18">TODO</text:p>
        </text:list-item>
      </text:list>
      <text:p text:style-name="P9"/>
      <text:p text:style-name="P9">Pour la démo, on place dans le sous-dossier data, le fichier test letters.csv.bz2.</text:p>
      <text:p text:style-name="P9">Puis on redirige le working directory sur le dossier letters:</text:p>
      <text:p text:style-name="P11">setwd("PATH_TO_LETTERS_DIRECTORY")</text:p>
      <text:p text:style-name="P12">getwd()</text:p>
      <text:p text:style-name="P2">[1] "/home/jcb/Documents/cours-data_analysis/semaine_2/letters"</text:p>
      <text:p text:style-name="P3"/>
      <text:p text:style-name="P3">Puis on lance les 2 commandes suivantes :</text:p>
      <text:p text:style-name="P6">library('ProjectTemplate')</text:p>
      <text:p text:style-name="P6">load.project()</text:p>
      <text:p text:style-name="P6"/>
      <text:p text:style-name="P5">Loading project configuration</text:p>
      <text:p text:style-name="P5">Autoloading helper functions</text:p>
      <text:p text:style-name="P5">Running helper script: helpers.R</text:p>
      <text:p text:style-name="P5">Autoloading data</text:p>
      <text:p text:style-name="P5">Loading data set: letters</text:p>
      <text:p text:style-name="P5">Munging data</text:p>
      <text:p text:style-name="P5">Running preprocessing script: 01-A.R</text:p>
      <text:p text:style-name="P12"/>
      <text:p text:style-name="P9">Ces messages signalent notamment que les données contenues dans data ont été chargées en mémoire.</text:p>
      <text:p text:style-name="P9"/>
      <text:p text:style-name="P3"><text:span text:style-name="T21">load.project()</text:span><text:span text:style-name="T3"> est une instruction qui est a appeler chaque fois que l'on modifie un fichier de l'arborescence. De cette façon les modifications sont prises en compte.</text:span></text:p>
      <text:p text:style-name="P9"/>
      <text:p text:style-name="P9">Le fichier de démo comporte plus de 200,000 lignes et trois colonnes. On peut avoir un aperçu avec :</text:p>
      <text:p text:style-name="P11">head(letters)</text:p>
      <text:p text:style-name="P4"><text:s text:c="3"/><text:span text:style-name="T19">Word FirstLetter SecondLetter</text:span></text:p>
      <text:p text:style-name="P2">1 <text:s text:c="4"/>a <text:s text:c="10"/>a <text:s text:c="12"/></text:p>
      <text:p text:style-name="P2">2 <text:s text:c="3"/>aa <text:s text:c="10"/>a <text:s text:c="11"/>a</text:p>
      <text:p text:style-name="P2">3 <text:s text:c="2"/>aal <text:s text:c="10"/>a <text:s text:c="11"/>a</text:p>
      <text:p text:style-name="P2">4 aalii <text:s text:c="10"/>a <text:s text:c="11"/>a</text:p>
      <text:p text:style-name="P2">5 <text:s text:c="2"/>aam <text:s text:c="10"/>a <text:s text:c="11"/>a</text:p>
      <text:p text:style-name="P2">6 <text:s/>aani <text:s text:c="10"/>a <text:s text:c="11"/>a</text:p>
      <text:p text:style-name="P9"/>
      <text:p text:style-name="P7"><text:span text:style-name="T3">Pour effectuer l'analyse, un certain nombre de librairies sont nécessaires. On peut automatiser leur chargement en maintenant à jour une liste des librairies nécessaires. Pour cela, il faut éditer le </text:span><text:soft-page-break/><text:span text:style-name="T3">fichier </text:span><text:span text:style-name="T5">global.dcf </text:span><text:span text:style-name="T3">du sous dossier </text:span><text:span text:style-name="T5">config</text:span><text:span text:style-name="T3"> :</text:span></text:p>
      <text:p text:style-name="P9"/>
      <text:p text:style-name="P10">data_loading: on </text:p>
      <text:p text:style-name="P10">cache_loading: on </text:p>
      <text:p text:style-name="P10">munging: on </text:p>
      <text:p text:style-name="P10">logging: off </text:p>
      <text:p text:style-name="P10">load_libraries: off </text:p>
      <text:p text:style-name="P10">libraries: reshape, plyr, ggplot2, stringr, lubridate </text:p>
      <text:p text:style-name="P10">as_factors: on </text:p>
      <text:p text:style-name="P10">data_tables: off</text:p>
      <text:p text:style-name="P9"/>
      <text:p text:style-name="Standard"><text:span text:style-name="T7">Mettre </text:span><text:span text:style-name="T12">load_libraries</text:span><text:span text:style-name="T13"> </text:span><text:span text:style-name="T7">sur ON, puis rafraichir le projet avec </text:span><text:span text:style-name="T12">l</text:span><text:span text:style-name="Source_20_Text"><text:span text:style-name="T18">oad.project()</text:span></text:span><text:span text:style-name="Source_20_Text"><text:span text:style-name="T17">. Signale une erreur car les packages reshape et ggplot2 sont introuvables. Il faut installer ces packages puis relancer load.project().</text:span></text:span></text:p>
      <text:p text:style-name="Standard"><text:span text:style-name="Source_20_Text"><text:span text:style-name="T17"/></text:span></text:p>
      <text:p text:style-name="Standard"><text:span text:style-name="Source_20_Text"><text:span text:style-name="T17">Avant de commencer à traiter les données, il faut les nettoyer. Toutes les opérations préalables se placent dans le fichier <text:s/></text:span></text:span><text:span text:style-name="Source_20_Text"><text:span text:style-name="T18">munge/01-A.R</text:span></text:span><text:span text:style-name="Source_20_Text"><text:span text:style-name="T17"> . Au moment du load.project(), ces instructions seront exécutées après l'installation des libraires. Pour accélérer le chargement des données, les méthodes utilisées peuvent être incluses dans une fonction </text:span></text:span><text:span text:style-name="Source_20_Text"><text:span text:style-name="T16">cache()</text:span></text:span><text:span text:style-name="Source_20_Text"><text:span text:style-name="T17">. Le résultat sera alors stocké dans un fichier .Rdata. Lors de la réutilisation du projet mettre </text:span></text:span><text:span text:style-name="Source_20_Text"><text:span text:style-name="T18">munging: off</text:span></text:span><text:span text:style-name="Source_20_Text"><text:span text:style-name="T17"> pour empêcher le recalcul des données qui sont chargées directement à partir du fichier .Rdata.</text:span></text:span></text:p>
      <text:p text:style-name="P9"/>
      <text:h text:style-name="P14" text:outline-level="4"/>
      <text:h text:style-name="P15" text:outline-level="4">ANNEXES</text:h>
      <text:h text:style-name="P14" text:outline-level="4">Supported File Extensions</text:h>
      <text:list xml:id="list645781163" text:style-name="L2">
        <text:list-item>
          <text:p text:style-name="P21"><text:span text:style-name="Source_20_Text">.csv</text:span>: CSV files that use a comma separator. </text:p>
        </text:list-item>
        <text:list-item>
          <text:p text:style-name="P21"><text:span text:style-name="Source_20_Text">.csv.bz2</text:span>: CSV files that use a comma separator and are compressed using bzip2. </text:p>
        </text:list-item>
        <text:list-item>
          <text:p text:style-name="P21"><text:span text:style-name="Source_20_Text">.csv.zip</text:span>: CSV files that use a comma separator and are compressed using zip. </text:p>
        </text:list-item>
        <text:list-item>
          <text:p text:style-name="P21"><text:span text:style-name="Source_20_Text">.csv.gz</text:span>: CSV files that use a comma separator and are compressed using gzip. </text:p>
        </text:list-item>
        <text:list-item>
          <text:p text:style-name="P21"><text:span text:style-name="Source_20_Text">.tsv</text:span>: CSV files that use a tab separator. </text:p>
        </text:list-item>
        <text:list-item>
          <text:p text:style-name="P21"><text:span text:style-name="Source_20_Text">.tsv.bz2</text:span>: CSV files that use a tab separator and are compressed using bzip2. </text:p>
        </text:list-item>
        <text:list-item>
          <text:p text:style-name="P21"><text:span text:style-name="Source_20_Text">.tsv.zip</text:span>: CSV files that use a tab separator and are compressed using zip. </text:p>
        </text:list-item>
        <text:list-item>
          <text:p text:style-name="P21"><text:span text:style-name="Source_20_Text">.tsv.gz</text:span>: CSV files that use a tab separator and are compressed using gzip. </text:p>
        </text:list-item>
        <text:list-item>
          <text:p text:style-name="P21"><text:span text:style-name="Source_20_Text">.tab</text:span>: CSV files that use a tab separator. </text:p>
        </text:list-item>
        <text:list-item>
          <text:p text:style-name="P21"><text:span text:style-name="Source_20_Text">.tab.bz2</text:span>: CSV files that use a tab separator and are compressed using bzip2. </text:p>
        </text:list-item>
        <text:list-item>
          <text:p text:style-name="P21"><text:span text:style-name="Source_20_Text">.tab.zip</text:span>: CSV files that use a tab separator and are compressed using zip. </text:p>
        </text:list-item>
        <text:list-item>
          <text:p text:style-name="P21"><text:span text:style-name="Source_20_Text">.tab.gz</text:span>: CSV files that use a tab separator and are compressed using gzip. </text:p>
        </text:list-item>
        <text:list-item>
          <text:p text:style-name="P21"><text:span text:style-name="Source_20_Text">.wsv</text:span>: CSV files that use an arbitrary whitespace separator. </text:p>
        </text:list-item>
        <text:list-item>
          <text:p text:style-name="P21"><text:span text:style-name="Source_20_Text">.wsv.bz2</text:span>: CSV files that use an arbitrary whitespace separator and are compressed using bzip2. </text:p>
        </text:list-item>
        <text:list-item>
          <text:p text:style-name="P21"><text:span text:style-name="Source_20_Text">.wsv.zip</text:span>: CSV files that use an arbitrary whitespace separator and are compressed using zip. </text:p>
        </text:list-item>
        <text:list-item>
          <text:p text:style-name="P21"><text:span text:style-name="Source_20_Text">.wsv.gz</text:span>: CSV files that use an arbitrary whitespace separator and are compressed using gzip. </text:p>
        </text:list-item>
        <text:list-item>
          <text:p text:style-name="P21"><text:span text:style-name="Source_20_Text">.txt</text:span>: CSV files that use an arbitrary whitespace separator. </text:p>
        </text:list-item>
        <text:list-item>
          <text:p text:style-name="P21"><text:span text:style-name="Source_20_Text">.txt.bz2</text:span>: CSV files that use an arbitrary whitespace separator and are compressed using bzip2. </text:p>
        </text:list-item>
        <text:list-item>
          <text:p text:style-name="P21"><text:span text:style-name="Source_20_Text">.txt.zip</text:span>: CSV files that use an arbitrary whitespace separator and are compressed using zip. </text:p>
        </text:list-item>
        <text:list-item>
          <text:p text:style-name="P21"><text:span text:style-name="Source_20_Text">.txt.gz</text:span>: CSV files that use an arbitrary whitespace separator and are compressed using gzip. </text:p>
        </text:list-item>
        <text:list-item>
          <text:p text:style-name="P21"><text:span text:style-name="Source_20_Text">.RData</text:span>: .RData binary files produced by <text:span text:style-name="Source_20_Text">save()</text:span>. </text:p>
        </text:list-item>
        <text:list-item>
          <text:p text:style-name="P21"><text:span text:style-name="Source_20_Text">.rda</text:span>: .RData binary files produced by <text:span text:style-name="Source_20_Text">save()</text:span>. </text:p>
        </text:list-item>
        <text:list-item>
          <text:p text:style-name="P21"><text:span text:style-name="Source_20_Text">.R</text:span>: R source code files. </text:p>
        </text:list-item>
        <text:list-item>
          <text:p text:style-name="P21"><text:span text:style-name="Source_20_Text">.r</text:span>: R source code files. </text:p>
        </text:list-item>
        <text:list-item>
          <text:p text:style-name="P21"><text:span text:style-name="Source_20_Text">.url</text:span>: A DCF file that contains an HTTP URL and a type specification for a remote dataset. </text:p>
        </text:list-item>
        <text:list-item>
          <text:p text:style-name="P21"><text:span text:style-name="Source_20_Text">.sql</text:span>: A DCF file that contains database connection information for a MySQL database. </text:p>
        </text:list-item>
        <text:list-item>
          <text:p text:style-name="P21"><text:span text:style-name="Source_20_Text">.sav</text:span>: Binary file format generated by SPSS. </text:p>
        </text:list-item>
        <text:list-item>
          <text:p text:style-name="P21"><text:span text:style-name="Source_20_Text">.dta</text:span>: Binary file format generated by Stata. </text:p>
        </text:list-item>
        <text:list-item>
          <text:p text:style-name="P21"><text:span text:style-name="Source_20_Text">.xls</text:span>: XLS files. </text:p>
        </text:list-item>
        <text:list-item>
          <text:p text:style-name="P21"><text:span text:style-name="Source_20_Text">.xlsx</text:span>: XLSX files. </text:p>
        </text:list-item>
        <text:list-item>
          <text:p text:style-name="P21"><text:span text:style-name="Source_20_Text">.arff</text:span>: Weka's ARFF files. </text:p>
        </text:list-item>
        <text:list-item>
          <text:p text:style-name="P21"><text:span text:style-name="Source_20_Text">.dbf</text:span>: DBF files. </text:p>
        </text:list-item>
        <text:list-item>
          <text:p text:style-name="P21"><text:span text:style-name="Source_20_Text">.rec</text:span>: EPIInfo .rec files. </text:p>
        </text:list-item>
        <text:list-item>
          <text:p text:style-name="P21"><text:span text:style-name="Source_20_Text">.mtp</text:span>: MTP files. </text:p>
        </text:list-item>
        <text:list-item>
          <text:p text:style-name="P21"><text:span text:style-name="Source_20_Text">.m</text:span>: Octave files. </text:p>
        </text:list-item>
        <text:list-item>
          <text:p text:style-name="P21"><text:span text:style-name="Source_20_Text">.sys</text:span>: Systat files. </text:p>
        </text:list-item>
        <text:list-item>
          <text:p text:style-name="P21"><text:span text:style-name="Source_20_Text">.syd</text:span>: Systat files. </text:p>
        </text:list-item>
        <text:list-item>
          <text:p text:style-name="P21"><text:span text:style-name="Source_20_Text">.xport</text:span>: SAS Xport files. </text:p>
        </text:list-item>
        <text:list-item>
          <text:p text:style-name="P21"><text:soft-page-break/><text:span text:style-name="Source_20_Text">.sas</text:span>: SAS Xport files. </text:p>
        </text:list-item>
        <text:list-item>
          <text:p text:style-name="P21"><text:span text:style-name="Source_20_Text">.db</text:span>: A SQLite3 database in binary format. </text:p>
        </text:list-item>
        <text:list-item>
          <text:p text:style-name="P21"><text:span text:style-name="Source_20_Text">.file</text:span>: A DCF file describing the location of another file that should be loaded. </text:p>
        </text:list-item>
        <text:list-item>
          <text:p text:style-name="P21"><text:span text:style-name="Source_20_Text">.mp3</text:span>: MP3 audio files. (Uses the tuneR package.) </text:p>
        </text:list-item>
        <text:list-item>
          <text:p text:style-name="P19"><text:span text:style-name="Source_20_Text">.ppm</text:span>: PPM image files. (Uses the pixmap package.) </text:p>
        </text:list-item>
      </text:list>
      <text:p text:style-name="P9"/>
      <text:p text:style-name="P1"><text:span text:style-name="T4">Data munging</text:span><text:span text:style-name="T3"> or </text:span><text:span text:style-name="T4">data wrangling</text:span><text:span text:style-name="T3"> is loosely the process of manually converting or mapping </text:span><text:a xlink:type="simple" xlink:href="http://en.wikipedia.org/wiki/Data"><text:span text:style-name="T3">data</text:span></text:a><text:span text:style-name="T3"> from one "raw" form into another format that allows for more convenient consumption of the data with the help of semi-automated tools. This may include further </text:span><text:a xlink:type="simple" xlink:href="http://en.wikipedia.org/wiki/Mung_%28computer_term%29"><text:span text:style-name="T3">munging</text:span></text:a><text:span text:style-name="T3">, </text:span><text:a xlink:type="simple" xlink:href="http://en.wikipedia.org/wiki/Data_visualization"><text:span text:style-name="T3">data visualization</text:span></text:a><text:span text:style-name="T3">, data aggregation, training a </text:span><text:a xlink:type="simple" xlink:href="http://en.wikipedia.org/wiki/Statistical_model"><text:span text:style-name="T3">statistical model</text:span></text:a><text:span text:style-name="T3">, as well as many other potential uses. Data munging as a process typically follows a set of general steps which begin with extracting the data in a raw form from the data source, "munging" the raw data using algorithms (e.g. sorting) or parsing the data into predefined data structures, and finally depositing the resulting content into a data sink for storage and future use.</text:span><text:bookmark text:name="cite_ref-eduunix_1-0"/><text:a xlink:type="simple" xlink:href="http://en.wikipedia.org/wiki/Data_wrangling#cite_note-eduunix-1"><text:span text:style-name="T3">[1]</text:span></text:a><text:span text:style-name="T3"> Given the rapid growth of the internet</text:span><text:bookmark text:name="cite_ref-gaurdian_2-0"/><text:a xlink:type="simple" xlink:href="http://en.wikipedia.org/wiki/Data_wrangling#cite_note-gaurdian-2"><text:span text:style-name="T3">[2]</text:span></text:a><text:span text:style-name="T3"> such techniques will become increasingly important in the organization of the growing amounts of data available.</text:span></text:p>
      <text:p text:style-name="Text_20_body">A <text:span text:style-name="T20">data wrangler</text:span> is the person performing the wrangling. In the scientific research context, the term often refers to a person responsible for gathering and organizing disparate data sets collected by many different investigators, often as part of a field campaign. In this sense, the term could be credited to Donald Cline during the NASA/NOAA Cold Lands Processes Experiment.<text:bookmark text:name="cite_ref-3"/><text:a xlink:type="simple" xlink:href="http://en.wikipedia.org/wiki/Data_wrangling#cite_note-3">[3]</text:a> It specifies duties typically handled by a <text:span text:style-name="T20">storage administrator</text:span> for working with large amounts of <text:a xlink:type="simple" xlink:href="http://en.wikipedia.org/wiki/Data">data</text:a>. This can occur in areas like major <text:a xlink:type="simple" xlink:href="http://en.wikipedia.org/wiki/Research">research</text:a> projects and the making of <text:a xlink:type="simple" xlink:href="http://en.wikipedia.org/wiki/Film">films</text:a> with a large amount of complex <text:a xlink:type="simple" xlink:href="http://en.wikipedia.org/wiki/Computer-generated_imagery">computer-generated imagery</text:a>. In research, this involves both <text:a xlink:type="simple" xlink:href="http://en.wikipedia.org/wiki/Data_transfer">data transfer</text:a> from research instrument to storage grid or storage facility as well as data manipulation for re-analysis via high performance computing instruments or access via cyberinfrastructure-based <text:a xlink:type="simple" xlink:href="http://en.wikipedia.org/wiki/Digital_library">digital libraries</text:a>.</text:p>
      <text:p text:style-name="Text_20_body">The "wrangler" non-technical term is often credited as deriving from work done by the <text:a xlink:type="simple" xlink:href="http://en.wikipedia.org/wiki/United_States_Library_of_Congress">United States Library of Congress</text:a>'s <text:a xlink:type="simple" xlink:href="http://en.wikipedia.org/wiki/National_Digital_Information_Infrastructure_and_Preservation_Program">National Digital Information Infrastructure and Preservation Program</text:a> (NDIIPP) and their program partner the <text:a xlink:type="simple" xlink:href="http://en.wikipedia.org/wiki/Emory_University">Emory University</text:a> Libraries based MetaArchive Partnership. The term "mung" has roots in <text:a xlink:type="simple" xlink:href="http://en.wikipedia.org/wiki/Mung_%28computer_term%29">munging</text:a> as described in the <text:a xlink:type="simple" xlink:href="http://en.wikipedia.org/wiki/Jargon_File">Jargon File</text:a><text:bookmark text:name="cite_ref-jargon_4-0"/><text:a xlink:type="simple" xlink:href="http://en.wikipedia.org/wiki/Data_wrangling#cite_note-jargon-4">[4]</text:a></text:p>
      <text:p text:style-name="Text_20_body">On a film or television production utilizing digital cameras that are not tape based, a data wrangler is employed to manage the transfer of data from a camera to a computer and/or hard drive.</text:p>
      <text:p text:style-name="Text_20_body">"Datawrangler" as part of a registered domain name was in use by August 2000.</text:p>
      <text:p text:style-name="P9"/>
      <text:p text:style-name="P1"><text:span text:style-name="T4">Mung</text:span><text:span text:style-name="T3"> is </text:span><text:a xlink:type="simple" xlink:href="http://en.wikipedia.org/wiki/Computer"><text:span text:style-name="T3">computer</text:span></text:a><text:span text:style-name="T3"> </text:span><text:a xlink:type="simple" xlink:href="http://en.wikipedia.org/wiki/Jargon"><text:span text:style-name="T3">jargon</text:span></text:a><text:span text:style-name="T3"> for "to make repeated changes which individually may be reversible, yet which ultimately result in an unintentional, irreversible destruction of large portions of the original item." It was coined in 1958 in the </text:span><text:a xlink:type="simple" xlink:href="http://en.wikipedia.org/wiki/Tech_Model_Railroad_Club"><text:span text:style-name="T3">Tech Model Railroad Club</text:span></text:a><text:span text:style-name="T3"> at the </text:span><text:a xlink:type="simple" xlink:href="http://en.wikipedia.org/wiki/Massachusetts_Institute_of_Technology"><text:span text:style-name="T3">Massachusetts Institute of Technology</text:span></text:a><text:span text:style-name="T3">. In 1960 the </text:span><text:a xlink:type="simple" xlink:href="http://en.wikipedia.org/wiki/Backronym"><text:span text:style-name="T3">backronym</text:span></text:a><text:span text:style-name="T3"> "Mash Until No Good" was created to describe Mung, and a while after it was revised to "Mung Until No Good", making it one of the first </text:span><text:a xlink:type="simple" xlink:href="http://en.wikipedia.org/wiki/Recursive_acronym"><text:span text:style-name="T3">recursive acronyms</text:span></text:a><text:span text:style-name="T3">. It lived on as a recursive command in the editing language </text:span><text:a xlink:type="simple" xlink:href="http://en.wikipedia.org/wiki/Text_Editor_and_Corrector"><text:span text:style-name="T3">TECO</text:span></text:a><text:span text:style-name="T3">.</text:span></text:p>
      <text:p text:style-name="Text_20_body"><text:span text:style-name="T7">Dans le jargon inforatique c'est « apporter des modifications itératives qui individuellement restent réversibles mais qui finalement entraînent une destruction non intentionnelle, irréversible d'une grande partie de l'élément originel ». </text:span><text:bookmark text:name="result_box"/><text:span text:style-name="T6">Il a été inventé en 1958 dans le Model Railroad Club Tech à l'Institut de technologie du Massachusetts</text:span><text:span text:style-name="T9">. En 1960, le backronym (retro acronyme) "Mash Until No Good" est proposé pour décrire le mung, puis évolue en "Mung Until No Good" ce qui en fait le premier acronyme récursif.</text:span></text:p>
      <text:p text:style-name="Text_20_body">Le terme apparaît dans les expressions :</text:p>
      <text:list xml:id="list575831015" text:style-name="L3">
        <text:list-item>
          <text:p text:style-name="P20"><text:a xlink:type="simple" xlink:href="http://en.wikipedia.org/wiki/Munged_password">munged password</text:a> : un mot de passe fort, sécurisé, créé par substitution de caractères </text:p>
        </text:list-item>
        <text:list-item>
          <text:p text:style-name="P20"><text:soft-page-break/><text:a xlink:type="simple" xlink:href="http://en.wikipedia.org/wiki/Data_munging">data munging</text:a> : nettoyer les données prises sur le tas pour les transformer en données purgées et structurées</text:p>
        </text:list-item>
        <text:list-item>
          <text:p text:style-name="P20"><text:a xlink:type="simple" xlink:href="http://en.wikipedia.org/wiki/Address_munging">address munging</text:a> (déguiser une adresse e-mail </text:p>
        </text:list-item>
      </text:list>
      <text:p text:style-name="Text_20_body">Munging implies destruction—to make large-scale and irrevocable changes to a file and to destroy it. Hence in the early text-adventure game <text:a xlink:type="simple" xlink:href="http://en.wikipedia.org/wiki/Zork">Zork</text:a>, also known as Dungeon, the user could mung an object and thereby destroy it (making it impossible to finish the game if the object was an important item).</text:p>
      <text:p text:style-name="Text_20_body">Munging may also describe the constructive operation of tying together systems and interfaces that were not specifically designed to interoperate (often using the <text:a xlink:type="simple" xlink:href="http://en.wikipedia.org/wiki/Perl">Perl</text:a> programming language). Munging can also describe the processing or filtering of raw data into another form.<text:bookmark text:name="cite_ref-1"/><text:a xlink:type="simple" xlink:href="http://en.wikipedia.org/wiki/Mung_%28computer_term%29#cite_note-1">[1]</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ans Mono" svg:font-family="'Droid Sans Mono'"/>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FreeSans2" svg:font-family="FreeSans" style:font-family-generic="modern" style:font-pitch="fixed"/>
    <style:font-face style:name="WenQuanYi Micro Hei1" svg:font-family="'WenQuanYi Micro Hei'" style:font-family-generic="modern" style:font-pitch="fixed"/>
    <style:font-face style:name="Droid Sans Mono1"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WenQuanYi Micro Hei1" style:font-size-asian="10pt" style:font-name-complex="FreeSans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Bitstream Vera Sans Mono" style:font-name-asian="WenQuanYi Micro Hei1" style:font-name-complex="FreeSans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B </meta:initial-creator>
    <meta:creation-date>2013-01-30T08:13:14</meta:creation-date>
    <dc:date>2013-02-02T10:42:31</dc:date>
    <dc:creator>JCB </dc:creator>
    <meta:editing-duration>PT8H9M10S</meta:editing-duration>
    <meta:editing-cycles>23</meta:editing-cycles>
    <meta:generator>LibreOffice/3.5$Linux_X86_64 LibreOffice_project/350m1$Build-2</meta:generator>
    <meta:document-statistic meta:table-count="0" meta:image-count="0" meta:object-count="0" meta:page-count="6" meta:paragraph-count="121" meta:word-count="1752" meta:character-count="11273" meta:non-whitespace-character-count="9478"/>
  </office:meta>
</office:document-meta>
</file>